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1.3035in"/>
    </style:style>
    <style:style style:name="Table1.C" style:family="table-column">
      <style:table-column-properties style:column-width="1.0854in"/>
    </style:style>
    <style:style style:name="Table1.D" style:family="table-column">
      <style:table-column-properties style:column-width="1.0299in"/>
    </style:style>
    <style:style style:name="Table1.E" style:family="table-column">
      <style:table-column-properties style:column-width="1.0472in"/>
    </style:style>
    <style:style style:name="Table1.F" style:family="table-column">
      <style:table-column-properties style:column-width="1.2972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officeooo:paragraph-rsid="0021240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51511" style:font-size-asian="12pt" style:font-size-complex="12pt"/>
    </style:style>
    <style:style style:name="T7" style:family="text">
      <style:text-properties fo:font-size="12pt" officeooo:rsid="0019d3d4" style:font-size-asian="12pt" style:font-size-complex="12pt"/>
    </style:style>
    <style:style style:name="T8" style:family="text">
      <style:text-properties fo:font-size="12pt" officeooo:rsid="001eb70b" style:font-size-asian="12pt" style:font-size-complex="12pt"/>
    </style:style>
    <style:style style:name="T9" style:family="text">
      <style:text-properties officeooo:rsid="0010d0c6"/>
    </style:style>
    <style:style style:name="T10" style:family="text">
      <style:text-properties officeooo:rsid="001391b1"/>
    </style:style>
    <style:style style:name="T11" style:family="text">
      <style:text-properties officeooo:rsid="001cc876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1">2</text:span></text:p>
      <text:p text:style-name="P2"/>
      <text:p text:style-name="P6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8">4</text:span></text:span><text:span text:style-name="Strong_20_Emphasis"><text:span text:style-name="T7">.1</text:span></text:span><text:span text:style-name="Strong_20_Emphasis"><text:span text:style-name="T3"> <text:s/>Academic Translation Precision and Quality</text:span></text:span><text:span text:style-name="Strong_20_Emphasis"><text:span text:style-name="T6">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5 - Excellent</text:p>
                    </table:table-cell>
                    <table:table-cell table:style-name="Table1.A1" office:value-type="string">
                      <text:p text:style-name="Table_20_Heading">4 - Good</text:p>
                    </table:table-cell>
                    <table:table-cell table:style-name="Table1.A1" office:value-type="string">
                      <text:p text:style-name="Table_20_Heading">3 - Satisfactory</text:p>
                    </table:table-cell>
                    <table:table-cell table:style-name="Table1.A1" office:value-type="string">
                      <text:p text:style-name="Table_20_Heading">2 - Needs Improvement</text:p>
                    </table:table-cell>
                    <table:table-cell table:style-name="Table1.A1" office:value-type="string">
                      <text:p text:style-name="Table_20_Heading">1 - Unsatisfactory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Linguistic Accuracy</text:span></text:p>
                  </table:table-cell>
                  <table:table-cell table:style-name="Table1.A1" office:value-type="string">
                    <text:p text:style-name="Table_20_Contents">Perfect translation maintaining original meaning; no semantic errors</text:p>
                  </table:table-cell>
                  <table:table-cell table:style-name="Table1.A1" office:value-type="string">
                    <text:p text:style-name="Table_20_Contents">Minor semantic nuances slightly altered</text:p>
                  </table:table-cell>
                  <table:table-cell table:style-name="Table1.A1" office:value-type="string">
                    <text:p text:style-name="Table_20_Contents">Some key concepts accurately translated</text:p>
                  </table:table-cell>
                  <table:table-cell table:style-name="Table1.A1" office:value-type="string">
                    <text:p text:style-name="Table_20_Contents">Significant meaning distortion</text:p>
                  </table:table-cell>
                  <table:table-cell table:style-name="Table1.A1" office:value-type="string">
                    <text:p text:style-name="Table_20_Contents">Complete misrepresentation of original text</text:p>
                  </table:table-cell>
                </table:table-row>
                <table:table-row>
                  <table:table-cell table:style-name="Table1.A3" office:value-type="string">
                    <text:p text:style-name="Table_20_Contents"><text:span text:style-name="Strong_20_Emphasis">Overall Translation Quality</text:span></text:p>
                  </table:table-cell>
                  <table:table-cell table:style-name="Table1.A3" office:value-type="string">
                    <text:p text:style-name="Table_20_Contents">Seamless, professional academic translation</text:p>
                  </table:table-cell>
                  <table:table-cell table:style-name="Table1.A3" office:value-type="string">
                    <text:p text:style-name="Table_20_Contents">High-quality translation with minor issues</text:p>
                  </table:table-cell>
                  <table:table-cell table:style-name="Table1.A3" office:value-type="string">
                    <text:p text:style-name="Table_20_Contents">Acceptable translation meeting basic requirements</text:p>
                  </table:table-cell>
                  <table:table-cell table:style-name="Table1.A3" office:value-type="string">
                    <text:p text:style-name="Table_20_Contents">Significant translation challenges</text:p>
                  </table:table-cell>
                  <table:table-cell table:style-name="Table1.A3" office:value-type="string">
                    <text:p text:style-name="Table_20_Contents">Unacceptable translation quality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Formatting &amp; Presentation</text:span></text:p>
                  </table:table-cell>
                  <table:table-cell table:style-name="Table1.A1" office:value-type="string">
                    <text:p text:style-name="Table_20_Contents">Impeccable formatting; professional academic presentation</text:p>
                  </table:table-cell>
                  <table:table-cell table:style-name="Table1.A1" office:value-type="string">
                    <text:p text:style-name="Table_20_Contents">Minor formatting inconsistencies</text:p>
                  </table:table-cell>
                  <table:table-cell table:style-name="Table1.A1" office:value-type="string">
                    <text:p text:style-name="Table_20_Contents">Acceptable presentation</text:p>
                  </table:table-cell>
                  <table:table-cell table:style-name="Table1.A1" office:value-type="string">
                    <text:p text:style-name="Table_20_Contents">Noticeable formatting issues</text:p>
                  </table:table-cell>
                  <table:table-cell table:style-name="Table1.A1" office:value-type="string">
                    <text:p text:style-name="Table_20_Contents">Unprofessional, unstructured presentation</text:p>
                  </table:table-cell>
                </table:table-row>
              </table:table>
              <text:p text:style-name="Text_20_body"><text:span text:style-name="Strong_20_Emphasis"/></text:p>
            </text:section>
          </text:section>
          <text:p text:style-name="Text_20_body"><text:span text:style-name="Strong_20_Emphasis">A</text:span><text:span text:style-name="Strong_20_Emphasis"><text:span text:style-name="T10">ssignment</text:span></text:span></text:p>
          <text:p text:style-name="P5">HW_04.1<text:tab/>[Due: 27 Feb 2025]</text:p>
          <text:p text:style-name="P5">i) Translate the Introduction (5 paragraphs) from, "LIMAYMANTA_Suelos-de-Transición-Línea12.pdf" into English.</text:p>
          <text:p text:style-name="P5">ii) Translate the Abstract (1 paragraph) from,"Steffen et al. 2018_Trajectories of the Earth System in the Anthropocene.pdf" into Spanish. </text:p>
          <text:p text:style-name="P5"/>
          <text:p text:style-name="P5">Both translations should be in the same paper separated by main headings. <text:s/>The first heading will be, </text:p>
          <text:p text:style-name="P5"><text:tab/>Translation of the Introduction from Limaymanta et al.,"Delimitación neuronal de zonas </text:p>
          <text:p text:style-name="P5"><text:tab/>geológicas usando ruido sísmico: Suelos de Transición en la línea 12 del Metro" </text:p>
          <text:p text:style-name="P5">The second heading will be, Translation of the Abstract from, Steffen et al., "Trajectories of the Earth System in the <text:s/>Anthropocene"</text:p>
          <text:p text:style-name="P5"><text:tab/></text:p>
          <text:p text:style-name="P5">Standard format applies.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06T13:50:28.830474626</dc:date>
    <meta:editing-duration>PT1H4M23S</meta:editing-duration>
    <meta:editing-cycles>30</meta:editing-cycles>
    <meta:generator>LibreOffice/7.3.7.2$Linux_X86_64 LibreOffice_project/30$Build-2</meta:generator>
    <meta:document-statistic meta:table-count="1" meta:image-count="1" meta:object-count="0" meta:page-count="1" meta:paragraph-count="42" meta:word-count="226" meta:character-count="1770" meta:non-whitespace-character-count="1563"/>
  </office:meta>
</office:document-meta>
</file>